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min-row-height="1cm" style:row-height="2cm"/>
    </style:style>
    <style:style style:name="T2" style:family="table-row">
      <style:table-row-properties style:min-row-height="1cm" style:row-height="1cm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minimum row height of 1cm and fixed row height of 2cm.</text:p>
      <table:table table:name="Table1">
        <table:table-column table:number-columns-repeated="3"/>
        <table:table-row table:number-rows-repeated="3" table:style-name="T1" table:default-cell-style-name="Table1.A1">
          <table:table-cell>
            <text:p>a lot of content but not exceed the fixed height. a lot of content but not exceed the fixed height.</text:p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minimum and fixed row height of 1cm.</text:p>
      <table:table table:name="Table1">
        <table:table-column table:number-columns-repeated="3"/>
        <table:table-row table:number-rows-repeated="3" table:style-name="T2" table:default-cell-style-name="Table1.A1">
          <table:table-cell>
            <text:p>a lot of content and exceed the fixed height. a lot of content and exceed the fixed height. a lot of content and exceed the fixed height.</text:p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